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AC317E7889DB2815.png" manifest:media-type="image/png"/>
  <manifest:file-entry manifest:full-path="Pictures/10000000000000EB0000008DB7453C34886B810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5.36cm"/>
    </style:style>
    <style:style style:name="Tabelle4.B" style:family="table-column">
      <style:table-column-properties style:column-width="1.85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B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B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B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4.B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5.36cm"/>
    </style:style>
    <style:style style:name="Tabelle5.B" style:family="table-column">
      <style:table-column-properties style:column-width="1.85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B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Tabelle5.B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fo:font-size="14pt" style:letter-kerning="true" style:font-size-asian="14pt" style:font-name-complex="Arial1" style:font-size-complex="14pt"/>
    </style:style>
    <style:style style:name="P4" style:family="paragraph" style:parent-style-name="Standard">
      <style:text-properties officeooo:paragraph-rsid="000fc2e9"/>
    </style:style>
    <style:style style:name="P5" style:family="paragraph" style:parent-style-name="Standard">
      <style:text-properties fo:font-weight="bold" style:font-weight-asian="bold" style:font-size-complex="9pt"/>
    </style:style>
    <style:style style:name="P6" style:family="paragraph" style:parent-style-name="Standard">
      <style:paragraph-properties fo:line-height="100%"/>
    </style:style>
    <style:style style:name="P7" style:family="paragraph" style:parent-style-name="Standard">
      <style:paragraph-properties fo:line-height="100%" fo:text-align="justify" style:justify-single-word="false">
        <style:tab-stops>
          <style:tab-stop style:position="0.6cm"/>
        </style:tab-stops>
      </style:paragraph-properties>
      <style:text-properties officeooo:paragraph-rsid="000c8d53"/>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omplex="Arial1"/>
    </style:style>
    <style:style style:name="P10" style:family="paragraph" style:parent-style-name="Standard">
      <style:text-properties fo:color="#a6a6a6"/>
    </style:style>
    <style:style style:name="P11" style:family="paragraph" style:parent-style-name="Standard">
      <style:paragraph-properties fo:line-height="100%"/>
      <style:text-properties fo:color="#a6a6a6"/>
    </style:style>
    <style:style style:name="P12" style:family="paragraph" style:parent-style-name="Standard">
      <style:text-properties fo:color="#a6a6a6" fo:language="de" fo:country="AT"/>
    </style:style>
    <style:style style:name="P13" style:family="paragraph" style:parent-style-name="Standard">
      <style:text-properties fo:color="#a6a6a6" fo:language="de" fo:country="AT" style:language-asian="en" style:country-asian="US"/>
    </style:style>
    <style:style style:name="P14" style:family="paragraph" style:parent-style-name="Standard">
      <style:text-properties fo:color="#a6a6a6" fo:font-size="16pt" fo:font-weight="bold" style:font-size-asian="16pt" style:font-weight-asian="bold" style:font-size-complex="16pt" style:font-weight-complex="bold"/>
    </style:style>
    <style:style style:name="P15" style:family="paragraph" style:parent-style-name="Standard">
      <style:text-properties fo:color="#2e6fb7" fo:font-size="16pt" fo:font-weight="bold" style:font-size-asian="16pt" style:font-weight-asian="bold" style:font-size-complex="16pt" style:font-weight-complex="bold"/>
    </style:style>
    <style:style style:name="P16" style:family="paragraph" style:parent-style-name="Standard">
      <style:paragraph-properties fo:line-height="100%" fo:text-align="justify" style:justify-single-word="false">
        <style:tab-stops>
          <style:tab-stop style:position="0.6cm"/>
        </style:tab-stops>
      </style:paragraph-properties>
      <style:text-properties officeooo:rsid="000c8d53" officeooo:paragraph-rsid="000c8d53"/>
    </style:style>
    <style:style style:name="P17" style:family="paragraph" style:parent-style-name="Standard">
      <style:text-properties fo:color="#595959" style:font-size-complex="9pt"/>
    </style:style>
    <style:style style:name="P18" style:family="paragraph" style:parent-style-name="Standard">
      <style:text-properties style:font-size-complex="9pt"/>
    </style:style>
    <style:style style:name="P19" style:family="paragraph" style:parent-style-name="Standard">
      <style:text-properties style:use-window-font-color="true" fo:language="de" fo:country="AT" officeooo:rsid="000a9825" officeooo:paragraph-rsid="000a9825"/>
    </style:style>
    <style:style style:name="P20" style:family="paragraph" style:parent-style-name="Standard">
      <style:paragraph-properties fo:line-height="100%"/>
      <style:text-properties style:font-name="LiberationSans" fo:language="de" fo:country="AT" style:language-asian="en" style:country-asian="US" style:font-name-complex="LiberationSans1"/>
    </style:style>
    <style:style style:name="P21" style:family="paragraph" style:parent-style-name="Standard">
      <style:text-properties fo:language="de" fo:country="AT" style:language-asian="de" style:country-asian="AT"/>
    </style:style>
    <style:style style:name="P22" style:family="paragraph" style:parent-style-name="Frame_20_contents">
      <style:text-properties fo:color="#595959" fo:font-size="14pt" fo:font-weight="bold" style:font-size-asian="14pt" style:font-weight-asian="bold" style:font-size-complex="14pt"/>
    </style:style>
    <style:style style:name="P23"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P24" style:family="paragraph" style:parent-style-name="Frame_20_contents">
      <style:paragraph-properties fo:text-align="end" style:justify-single-word="false"/>
    </style:style>
    <style:style style:name="P25" style:family="paragraph" style:parent-style-name="Standard">
      <style:paragraph-properties fo:margin-left="0.762cm" fo:margin-right="0cm" fo:line-height="100%" fo:text-align="justify" style:justify-single-word="false" fo:text-indent="-0.762cm" style:auto-text-indent="false">
        <style:tab-stops>
          <style:tab-stop style:position="0.6cm"/>
        </style:tab-stops>
      </style:paragraph-properties>
      <style:text-properties officeooo:rsid="000c8d53" officeooo:paragraph-rsid="000c8d53"/>
    </style:style>
    <style:style style:name="P26" style:family="paragraph" style:parent-style-name="Title">
      <style:paragraph-properties fo:line-height="100%"/>
    </style:style>
    <style:style style:name="P27" style:family="paragraph" style:parent-style-name="Title">
      <style:paragraph-properties fo:line-height="100%"/>
      <style:text-properties fo:color="#ff3300"/>
    </style:style>
    <style:style style:name="P28" style:family="paragraph" style:parent-style-name="Title">
      <style:text-properties fo:font-size="14pt" style:font-size-asian="14pt" style:font-size-complex="14pt"/>
    </style:style>
    <style:style style:name="P29" style:family="paragraph" style:parent-style-name="List_20_Bullet">
      <style:paragraph-properties fo:margin-left="1.259cm" fo:margin-right="0cm" fo:text-indent="0cm" style:auto-text-indent="fals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list-style-name="WWNum16">
      <style:paragraph-properties fo:line-height="100%" fo:text-align="justify" style:justify-single-word="false"/>
      <style:text-properties fo:color="#a6a6a6" fo:language="de" fo:country="AT"/>
    </style:style>
    <style:style style:name="P33" style:family="paragraph" style:parent-style-name="Standard" style:list-style-name="WWNum17">
      <style:paragraph-properties fo:line-height="100%" fo:text-align="justify" style:justify-single-word="false"/>
      <style:text-properties fo:color="#a6a6a6"/>
    </style:style>
    <style:style style:name="P34" style:family="paragraph" style:parent-style-name="Standard" style:list-style-name="WWNum18">
      <style:paragraph-properties fo:line-height="100%" fo:text-align="justify" style:justify-single-word="false"/>
      <style:text-properties fo:color="#a6a6a6"/>
    </style:style>
    <style:style style:name="P35" style:family="paragraph" style:parent-style-name="Standard" style:list-style-name="WWNum19">
      <style:paragraph-properties fo:line-height="100%" fo:text-align="justify" style:justify-single-word="false"/>
      <style:text-properties fo:color="#a6a6a6"/>
    </style:style>
    <style:style style:name="P36" style:family="paragraph" style:parent-style-name="Standard" style:list-style-name="WWNum20">
      <style:paragraph-properties fo:line-height="100%" fo:text-align="justify" style:justify-single-word="false"/>
      <style:text-properties fo:color="#a6a6a6"/>
    </style:style>
    <style:style style:name="P37" style:family="paragraph" style:parent-style-name="Standard" style:list-style-name="WWNum21">
      <style:paragraph-properties fo:line-height="100%" fo:text-align="justify" style:justify-single-word="false"/>
      <style:text-properties fo:color="#a6a6a6"/>
    </style:style>
    <style:style style:name="P38" style:family="paragraph" style:parent-style-name="Standard" style:list-style-name="L1">
      <style:paragraph-properties fo:line-height="100%" fo:text-align="justify" style:justify-single-word="false">
        <style:tab-stops>
          <style:tab-stop style:position="0.6cm"/>
        </style:tab-stops>
      </style:paragraph-properties>
      <style:text-properties officeooo:rsid="000c8d53" officeooo:paragraph-rsid="000c8d53"/>
    </style:style>
    <style:style style:name="P39" style:family="paragraph" style:parent-style-name="Standard">
      <style:text-properties officeooo:rsid="0014fae4" officeooo:paragraph-rsid="0014fae4"/>
    </style:style>
    <style:style style:name="P40" style:family="paragraph" style:parent-style-name="Heading_20_1" style:list-style-name="">
      <style:paragraph-properties fo:line-height="100%" fo:text-align="justify" style:justify-single-word="false">
        <style:tab-stops/>
      </style:paragraph-properties>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List_20_Paragraph" style:list-style-name="WWNum25"/>
    <style:style style:name="P44" style:family="paragraph" style:parent-style-name="List_20_Paragraph" style:list-style-name="WWNum27">
      <style:text-properties style:language-asian="de" style:country-asian="AT"/>
    </style:style>
    <style:style style:name="P45" style:family="paragraph" style:parent-style-name="List_20_Paragraph" style:list-style-name="WWNum28">
      <style:text-properties style:language-asian="de" style:country-asian="AT"/>
    </style:style>
    <style:style style:name="P46" style:family="paragraph" style:parent-style-name="List_20_Paragraph" style:list-style-name="WWNum28">
      <style:paragraph-properties>
        <style:tab-stops>
          <style:tab-stop style:position="10.515cm"/>
        </style:tab-stops>
      </style:paragraph-properties>
      <style:text-properties style:language-asian="de" style:country-asian="AT"/>
    </style:style>
    <style:style style:name="P47" style:family="paragraph" style:parent-style-name="List_20_Paragraph" style:list-style-name="WWNum24"/>
    <style:style style:name="P48" style:family="paragraph" style:parent-style-name="List_20_Paragraph" style:list-style-name="WWNum22"/>
    <style:style style:name="P49" style:family="paragraph" style:parent-style-name="List_20_Paragraph" style:list-style-name="WWNum23"/>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color="#a6a6a6"/>
    </style:style>
    <style:style style:name="T6" style:family="text">
      <style:text-properties fo:color="#a6a6a6" fo:language="de" fo:country="AT"/>
    </style:style>
    <style:style style:name="T7" style:family="text">
      <style:text-properties style:font-name="LiberationSans" fo:language="de" fo:country="AT" style:language-asian="en" style:country-asian="US" style:font-name-complex="LiberationSans1"/>
    </style:style>
    <style:style style:name="T8" style:family="text">
      <style:text-properties officeooo:rsid="000c8d53"/>
    </style:style>
    <style:style style:name="T9" style:family="text">
      <style:text-properties officeooo:rsid="001301cd"/>
    </style:style>
    <style:style style:name="T10" style:family="text">
      <style:text-properties fo:font-size="12pt" style:font-size-asian="12pt" style:font-size-complex="12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27">Pflichtenheft</text:p>
          </table:table-cell>
          <table:covered-table-cell/>
          <table:covered-table-cell/>
          <table:covered-table-cell/>
          <table:covered-table-cell/>
          <table:table-cell table:style-name="Tabelle1.A1" table:number-columns-spanned="2" office:value-type="string">
            <text:p text:style-name="P26"/>
          </table:table-cell>
          <table:covered-table-cell/>
        </table:table-row>
        <table:table-row table:style-name="Tabelle1.2">
          <table:table-cell table:style-name="Tabelle1.A2" office:value-type="string">
            <text:p text:style-name="P17">Projekttitel:</text:p>
          </table:table-cell>
          <table:table-cell table:style-name="Tabelle1.A2" table:number-columns-spanned="6" office:value-type="string">
            <text:p text:style-name="P5">Laserwürfel</text:p>
          </table:table-cell>
          <table:covered-table-cell/>
          <table:covered-table-cell/>
          <table:covered-table-cell/>
          <table:covered-table-cell/>
          <table:covered-table-cell/>
        </table:table-row>
        <table:table-row table:style-name="Tabelle1.3">
          <table:table-cell table:style-name="Tabelle1.A3" office:value-type="string">
            <text:p text:style-name="P17">Auftraggeber:</text:p>
          </table:table-cell>
          <table:table-cell table:style-name="Tabelle1.A3" table:number-columns-spanned="6" office:value-type="string">
            <text:p text:style-name="P5">Florian Weiss</text:p>
          </table:table-cell>
          <table:covered-table-cell/>
          <table:covered-table-cell/>
          <table:covered-table-cell/>
          <table:covered-table-cell/>
          <table:covered-table-cell/>
        </table:table-row>
        <table:table-row table:style-name="Tabelle1.3">
          <table:table-cell table:style-name="Tabelle1.A3" office:value-type="string">
            <text:p text:style-name="P17">Auftragnehmer:</text:p>
          </table:table-cell>
          <table:table-cell table:style-name="Tabelle1.A3" table:number-columns-spanned="6" office:value-type="string">
            <text:p text:style-name="P5">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17">Schuljahr:</text:p>
          </table:table-cell>
          <table:covered-table-cell/>
          <table:table-cell table:style-name="Tabelle1.A3" office:value-type="string">
            <text:p text:style-name="P5">2015/16</text:p>
          </table:table-cell>
          <table:table-cell table:style-name="Tabelle1.A3" office:value-type="string">
            <text:p text:style-name="P18">Klasse:</text:p>
          </table:table-cell>
          <table:table-cell table:style-name="Tabelle1.A3" table:number-columns-spanned="2" office:value-type="string">
            <text:p text:style-name="P5">5CI</text:p>
          </table:table-cell>
          <table:covered-table-cell/>
          <table:table-cell table:style-name="Tabelle1.A3" office:value-type="string">
            <text:p text:style-name="P5"/>
          </table:table-cell>
        </table:table-row>
      </table:table>
      <text:p text:style-name="Standard"/>
      <text:p text:style-name="P28">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1">1 Ausgangssituation<text:tab/>4</text:p>
          <text:p text:style-name="P31">1 Ziele<text:tab/>4</text:p>
          <text:p text:style-name="P31">2 Aufgabenstellung<text:tab/>4</text:p>
          <text:p text:style-name="P31">3 Richtlinien<text:tab/>4</text:p>
          <text:p text:style-name="P31">4 Allgemeines<text:tab/>4</text:p>
          <text:p text:style-name="P30">4.1 Identifikation des Projekts<text:tab/>4</text:p>
          <text:p text:style-name="P30">4.2 Leitgedanke<text:tab/>4</text:p>
          <text:p text:style-name="P30">4.3 Wände.Veränderungsmanagement<text:tab/>4</text:p>
          <text:p text:style-name="P31">5 Funktionale Anforderungen<text:tab/>5</text:p>
          <text:p text:style-name="P30">5.1 Menü<text:tab/>5</text:p>
          <text:p text:style-name="P30">5.2 Soundtrack<text:tab/>5</text:p>
          <text:p text:style-name="P30">5.3 Story<text:tab/>5</text:p>
          <text:p text:style-name="P30">5.4 Spielmodus Story<text:tab/>5</text:p>
          <text:p text:style-name="P30">5.5 Steuerung<text:tab/>5</text:p>
          <text:p text:style-name="P30">5.6 Steuerung Tastatur<text:tab/>5</text:p>
          <text:p text:style-name="P30">5.7 Steuerung Maus<text:tab/>5</text:p>
          <text:p text:style-name="P30">5.8 Sprache<text:tab/>6</text:p>
          <text:p text:style-name="P30">5.9 Tutorial<text:tab/>6</text:p>
          <text:p text:style-name="P30">5.10 Cross Plattform<text:tab/>6</text:p>
          <text:p text:style-name="P30">5.11 Startbildschirm<text:tab/>6</text:p>
          <text:p text:style-name="P30">5.12 Verbindungspunkte<text:tab/>6</text:p>
          <text:p text:style-name="P30">5.13 Ende des Levels<text:tab/>6</text:p>
          <text:p text:style-name="P30">5.14 Levelauswahl<text:tab/>6</text:p>
          <text:p text:style-name="P30">5.15 Hindernisse<text:tab/>6</text:p>
          <text:p text:style-name="P30">5.16 Laserstränge<text:tab/>6</text:p>
          <text:p text:style-name="P30">5.17 Würfelinteraktion<text:tab/>7</text:p>
          <text:p text:style-name="P30">5.18 Würfeldekoration<text:tab/>7</text:p>
          <text:p text:style-name="P30">5.19 Spielmodus Endlos<text:tab/>7</text:p>
          <text:p text:style-name="P30">5.20 Endlos Schwierigkeit<text:tab/>7</text:p>
          <text:p text:style-name="P30">5.21 Dateiformat Level<text:tab/>7</text:p>
          <text:p text:style-name="P30">5.22 Onlineinteraktion<text:tab/>7</text:p>
          <text:p text:style-name="P30">5.23 Zwischenspeichern<text:tab/>7</text:p>
          <text:p text:style-name="P31"><text:soft-page-break/>6 User Stories<text:tab/>7</text:p>
          <text:p text:style-name="P30">6.1 Spieler Allgemein<text:tab/>7</text:p>
          <text:p text:style-name="P30">6.2 „Literarische“ Spieler<text:tab/>9</text:p>
          <text:p text:style-name="P30">6.3 Gelegenheitsspieler<text:tab/>9</text:p>
          <text:p text:style-name="P31">7 Schnittstellen<text:tab/>10</text:p>
          <text:p text:style-name="P31">8 <text:s/>Nicht Funktionale Anforderungen<text:tab/>10</text:p>
          <text:p text:style-name="P30">8.1 Anwendbarkeit<text:tab/>10</text:p>
          <text:p text:style-name="P30">8.2 Zuverlässigkeit<text:tab/>10</text:p>
          <text:p text:style-name="P30">8.3 Performanz &amp; Last<text:tab/>11</text:p>
          <text:p text:style-name="P30">8.4 Weitere Qualitätskriterien<text:tab/>11</text:p>
          <text:p text:style-name="P30">8.5 Test-Funktionalitäten<text:tab/>11</text:p>
          <text:p text:style-name="P30">8.6 Logging<text:tab/>11</text:p>
          <text:p text:style-name="P30">8.7 Statistik<text:tab/>12</text:p>
          <text:p text:style-name="P30">8.8 Navigationsstruktur<text:tab/>12</text:p>
          <text:p text:style-name="P30">8.9 Rechtestruktur<text:tab/>12</text:p>
          <text:p text:style-name="P30">8.10 <text:s/>Texte<text:tab/>12</text:p>
          <text:p text:style-name="P30">8.11 <text:s/>Sitemap<text:tab/>12</text:p>
          <text:p text:style-name="P30">8.12 <text:s/>Design<text:tab/>12</text:p>
          <text:p text:style-name="P30">8.13 <text:s/>Serverinfrastruktur bzw. Hosting<text:tab/>12</text:p>
          <text:p text:style-name="P30">8.14 <text:s/>Domains<text:tab/>12</text:p>
          <text:p text:style-name="P30">8.15 <text:s/>Lizenzen &amp; Rechte<text:tab/>13</text:p>
          <text:p text:style-name="P30">8.16 <text:s/>Präsentation<text:tab/>13</text:p>
          <text:p text:style-name="P31">9 Architektur<text:tab/>14</text:p>
          <text:p text:style-name="P30">9.1 Hardware<text:tab/>14</text:p>
          <text:p text:style-name="P30">9.2 Software<text:tab/>14</text:p>
          <text:p text:style-name="P30">9.3 Datenhaltung<text:tab/>14</text:p>
          <text:p text:style-name="P31">10 Deployment &amp; Rollup<text:tab/>15</text:p>
          <text:p text:style-name="P31">11 Dokumentation<text:tab/>15</text:p>
          <text:p text:style-name="P31">12 <text:s/>Deliverables<text:tab/>16</text:p>
          <text:p text:style-name="P31">13 <text:s/>Abgrenzungen<text:tab/>16</text:p>
        </text:index-body>
      </text:table-of-content>
      <text:p text:style-name="P6"><text:bookmark-start text:name="_Toc239073006"/><text:bookmark-start text:name="_Toc239072680"/></text:p>
      <text:h text:style-name="P41" text:outline-level="1"><text:bookmark-end text:name="_Toc239072680"/><text:bookmark-start text:name="__RefHeading___Toc9593_1623153444"/><text:bookmark-start text:name="_Toc226030647"/><text:bookmark-start text:name="_Toc433016405"/><text:bookmark-end text:name="_Toc239073006"/>Ausgangssituation<text:bookmark-end text:name="__RefHeading___Toc9593_1623153444"/><text:bookmark-end text:name="_Toc226030647"/><text:bookmark-end text:name="_Toc433016405"/></text:h>
      <text:p text:style-name="P19">Die Idee des Projekts ist es, ein 3D-Puzzlespiel zu erstellen. Die Spielmechanik des Spiels</text:p>
      <text:p text:style-name="P19">basiert darauf, dass es einen 3D-Würfel gibt, der an seinen Kanten und Ecken</text:p>
      <text:p text:style-name="P19">Verbindungspunkte für Laser hat. Ziel des Spieles ist es, den Laser mit allen Punkten zu</text:p>
      <text:p text:style-name="P19">verbinden ohne, dass sich die Laserstrahlen überkreuzen. Dabei muss der Laser an</text:p>
      <text:p text:style-name="P19">verschiedenen Hindernissen (Mauern usw.) umgeleitet werden.</text:p>
      <text:h text:style-name="Heading_20_1" text:outline-level="1"><text:bookmark-start text:name="_Toc433016406"/><text:bookmark-start text:name="__RefHeading___Toc9595_1623153444"/><text:bookmark-start text:name="_Toc226030648"/>Ziele<text:bookmark-end text:name="_Toc433016406"/><text:bookmark-end text:name="__RefHeading___Toc9595_1623153444"/><text:bookmark-end text:name="_Toc226030648"/></text:h>
      <text:p text:style-name="P19">Das Spiel wird auf dem PC spielbar sein. Die Steuerung erfolgt mittels Maus und/oder Tastatur.</text:p>
      <text:p text:style-name="P19">Es wird einen selbst komponierten Soundtrack geben, der das Spiel atmosphärisch unterstützt.</text:p>
      <text:h text:style-name="Heading_20_1" text:outline-level="1"><text:bookmark-start text:name="_Toc433016407"/><text:bookmark-start text:name="__RefHeading___Toc9597_1623153444"/><text:bookmark-start text:name="_Toc226030649"/>Aufgabenstellung<text:bookmark-end text:name="_Toc433016407"/><text:bookmark-end text:name="__RefHeading___Toc9597_1623153444"/><text:bookmark-end text:name="_Toc226030649"/></text:h>
      <text:p text:style-name="P10">Kurze epische Beschreibung der Aufgabenstellung in ein paar Sätzen. </text:p>
      <text:h text:style-name="Heading_20_1" text:outline-level="1"><text:bookmark-start text:name="_Toc226030650"/><text:bookmark-start text:name="__RefHeading___Toc9599_1623153444"/><text:bookmark-start text:name="_Toc433016408"/><text:bookmark-start text:name="_Toc211580401"/>Richtlinien<text:bookmark-end text:name="_Toc226030650"/><text:bookmark-end text:name="__RefHeading___Toc9599_1623153444"/><text:bookmark-end text:name="_Toc433016408"/><text:bookmark-end text:name="_Toc211580401"/></text:h>
      <text:p text:style-name="P10">Welche Dokumente bzw. Richtlinien müssen zusätzlich erfüllt werden?</text:p>
      <text:p text:style-name="Standard"/>
      <text:h text:style-name="Heading_20_1" text:outline-level="1"><text:bookmark-start text:name="_Toc433016409"/><text:bookmark-start text:name="__RefHeading___Toc9601_1623153444"/><text:bookmark-start text:name="_Toc226030651"/>Allgemeines<text:bookmark-end text:name="_Toc433016409"/><text:bookmark-end text:name="__RefHeading___Toc9601_1623153444"/><text:bookmark-end text:name="_Toc226030651"/></text:h>
      <text:p text:style-name="P10">Kurze Beschreibung des Auftrags</text:p>
      <text:h text:style-name="Heading_20_2" text:outline-level="2"><text:bookmark-start text:name="_Toc211580403"/><text:bookmark-start text:name="__RefHeading___Toc9603_1623153444"/><text:bookmark-start text:name="_Toc226030652"/><text:bookmark-start text:name="_Toc433016410"/><text:bookmark-start text:name="_Toc97254045"/>Identifikation des Projekts<text:bookmark-end text:name="_Toc211580403"/><text:bookmark-end text:name="__RefHeading___Toc9603_1623153444"/><text:bookmark-end text:name="_Toc226030652"/><text:bookmark-end text:name="_Toc433016410"/><text:bookmark-end text:name="_Toc97254045"/></text:h>
      <text:p text:style-name="P10">Wie wird das Projekt identifiziert? Projektname und Projektkürzel werden definiert. </text:p>
      <text:h text:style-name="Heading_20_2" text:outline-level="2"><text:bookmark-start text:name="_Toc211580404"/><text:bookmark-start text:name="__RefHeading___Toc9605_1623153444"/><text:bookmark-start text:name="_Toc226030653"/><text:bookmark-start text:name="_Toc433016411"/><text:bookmark-start text:name="_Toc97254046"/>Leitgedanke<text:bookmark-end text:name="_Toc211580404"/><text:bookmark-end text:name="__RefHeading___Toc9605_1623153444"/><text:bookmark-end text:name="_Toc226030653"/><text:bookmark-end text:name="_Toc433016411"/><text:bookmark-end text:name="_Toc97254046"/></text:h>
      <text:p text:style-name="P20"><text:bookmark-start text:name="_Toc226030654"/><text:bookmark-start text:name="_Toc433016412"/><text:bookmark-start text:name="_Toc97254050"/>Es wird ein Spiel entwickelt, bei dem der Spieler mit einem Würfel präsentiert wird. Der Würfel hat an jeder</text:p>
      <text:p text:style-name="P6"><text:span text:style-name="T7">Ecke und in der Mitte </text:span><text:bookmark text:name="_GoBack"/><text:span text:style-name="T7">jeder Kante einen Verbindungspunkt. Zwei dieser Punkte sind der Anfangs- und</text:span></text:p>
      <text:p text:style-name="P20">Endpunkt. Das Ziel des Spieles ist es, den Anfangs- und Endpunkt miteinander zu verbinden, ohne dabei</text:p>
      <text:p text:style-name="P20">Verbindungspunkte auszulassen oder Verbindungslinien zu überkreuzen. Das Ziel zu erreichen wird</text:p>
      <text:p text:style-name="P20">allerdings durch Hindernisse und Spielelemente schwieriger gemacht. Diese sind zum Beispiel Schalter oder <text:span text:style-name="T9">Wände.</text:span></text:p>
      <text:h text:style-name="Heading_20_2" text:outline-level="2"><text:bookmark-start text:name="__RefHeading___Toc9607_1623153444"/>Veränderungsmanagement<text:bookmark-end text:name="__RefHeading___Toc9607_1623153444"/><text:bookmark-end text:name="_Toc433016412"/><text:bookmark-end text:name="_Toc226030654"/><text:bookmark-end text:name="_Toc97254050"/></text:h>
      <text:p text:style-name="P10">Veränderungen bzw. Anpassungen des Pflichtenhefts bedürfen der schriftlichen Form und des Einverständnis von Auftraggeber und Auftragnehmerin. </text:p>
      <text:h text:style-name="Heading_20_1" text:outline-level="1"><text:bookmark-start text:name="_Toc433016413"/><text:bookmark-start text:name="__RefHeading___Toc9609_1623153444"/><text:bookmark-start text:name="_Toc226030655"/><text:soft-page-break/>Funktionale Anforderungen<text:bookmark-end text:name="_Toc433016413"/><text:bookmark-end text:name="_Toc226030655"/> <text:bookmark-end text:name="__RefHeading___Toc9609_1623153444"/></text:h>
      <text:h text:style-name="Heading_20_2" text:outline-level="2"><text:bookmark-start text:name="__RefHeading___Toc9611_1623153444"/>Menü<text:bookmark-end text:name="__RefHeading___Toc9611_1623153444"/></text:h>
      <text:p text:style-name="Standard"><text:bookmark-start text:name="_Toc226030657"/><text:bookmark-start text:name="_Toc433016415"/><text:bookmark-start text:name="_Toc211580408"/>Es gibt ein Hauptmenü geben, wo man vier Punkte auswählen kann:</text:p>
      <text:list xml:id="list989615566542571052" text:style-name="WWNum25">
        <text:list-item>
          <text:p text:style-name="P43">Zuletzt gespeichertes Spiel fortsetzen ( Nur wenn man vorher ein Spiel gespeichert hat ) </text:p>
        </text:list-item>
        <text:list-item>
          <text:p text:style-name="P43">Storymodus</text:p>
        </text:list-item>
        <text:list-item>
          <text:p text:style-name="P43">Endlosmodus( optional ) </text:p>
        </text:list-item>
        <text:list-item>
          <text:p text:style-name="P43">Einstellungen</text:p>
        </text:list-item>
      </text:list>
      <text:h text:style-name="Heading_20_2" text:outline-level="2"><text:bookmark-end text:name="_Toc226030657"/><text:bookmark-start text:name="__RefHeading___Toc9613_1623153444"/><text:bookmark-end text:name="_Toc433016415"/><text:bookmark-start text:name="_Toc226030674"/><text:bookmark-start text:name="_Toc433016416"/><text:bookmark-end text:name="_Toc211580408"/>Soundtrack<text:bookmark-end text:name="__RefHeading___Toc9613_1623153444"/></text:h>
      <text:p text:style-name="Standard">Ein eigens für das Spiel komponierter Soundtrack ist erstellt.</text:p>
      <text:h text:style-name="Heading_20_2" text:outline-level="2"><text:bookmark-start text:name="__RefHeading___Toc9615_1623153444"/>Story<text:bookmark-end text:name="__RefHeading___Toc9615_1623153444"/></text:h>
      <text:p text:style-name="Standard">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Standard">Es ist ein Storymodus vorhanden, in dem es 20 handgemachte Levels gibt.</text:p>
      <text:h text:style-name="Heading_20_2" text:outline-level="2"><text:bookmark-start text:name="__RefHeading___Toc9619_1623153444"/>Steuerung<text:bookmark-end text:name="__RefHeading___Toc9619_1623153444"/></text:h>
      <text:p text:style-name="Standard">Das Spiel lässt sich mit Tastatur oder Maus spielen. Die Keybindings lässt sich im Optionsmenü festlegen.</text:p>
      <text:h text:style-name="Heading_20_2" text:outline-level="2"><text:bookmark-start text:name="__RefHeading___Toc9621_1623153444"/>Steuerung Tastatur<text:bookmark-end text:name="__RefHeading___Toc9621_1623153444"/></text:h>
      <text:p text:style-name="P21">Tastatur Steuerung:</text:p>
      <text:list xml:id="list7411128488699851032" text:style-name="WWNum27">
        <text:list-item>
          <text:p text:style-name="P44">S und W: Drehen des Würfels um die horizontale Achse</text:p>
        </text:list-item>
        <text:list-item>
          <text:p text:style-name="P44">A und D: Drehen des Würfels um die vertikale Achse</text:p>
        </text:list-item>
        <text:list-item>
          <text:p text:style-name="P44">Q und E: Drehen des Würfels um die Sichtachse</text:p>
        </text:list-item>
        <text:list-item>
          <text:p text:style-name="P44">Die Tasten rotieren zu der Richtung ( D zeigt die rechte Seite )</text:p>
        </text:list-item>
        <text:list-item>
          <text:p text:style-name="P44">Mithilfe eines 3x3 Tastenblocks ( Numpad und Zeichenblock ) lassen sich die Verbindungspunkte auswählen</text:p>
        </text:list-item>
        <text:list-item>
          <text:p text:style-name="P44">2 ausgewählte Punkte werden miteinander verbunden</text:p>
        </text:list-item>
        <text:list-item>
          <text:p text:style-name="P44">Falls sie bereits verbunden waren, werden sie getrennt</text:p>
        </text:list-item>
        <text:list-item>
          <text:p text:style-name="P44">Wenn die Tastatur verwendet wird, rastet die Sicht auf die nächste orthogonale ein.</text:p>
        </text:list-item>
        <text:list-item>
          <text:p text:style-name="P44">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P21">Maus Steuerung:</text:p>
      <text:list xml:id="list9150691721600460134" text:style-name="WWNum28">
        <text:list-item>
          <text:p text:style-name="P45">Pan: Linke Maustaste halten und bewegen</text:p>
        </text:list-item>
        <text:list-item>
          <text:p text:style-name="P45">Auswählen eines Punktes: Klick der linken Maustaste auf den Punkt</text:p>
        </text:list-item>
        <text:list-item>
          <text:p text:style-name="P45">Abbrechen von einer Verbindung: Rechtsklick</text:p>
        </text:list-item>
        <text:list-item>
          <text:p text:style-name="P45">Erzeugen einer Verbindung: Verbinden der Punkte durch Auswählen der gewünschten Punkte mithilfe von zwei Linksklicks</text:p>
        </text:list-item>
        <text:list-item>
          <text:p text:style-name="P45"><text:soft-page-break/>Eine bestehende Verbindung wird durch einen Rechtsklick auf den Laser aufgehoben</text:p>
        </text:list-item>
        <text:list-item>
          <text:p text:style-name="P46">Mit der Maus hat man eine freie Perspektive</text:p>
        </text:list-item>
      </text:list>
      <text:h text:style-name="Heading_20_2" text:outline-level="2"><text:bookmark-start text:name="__RefHeading___Toc9625_1623153444"/>Sprache<text:bookmark-end text:name="__RefHeading___Toc9625_1623153444"/></text:h>
      <text:p text:style-name="P21">Die Sprache des Spieles ist Englisch.</text:p>
      <text:h text:style-name="Heading_20_2" text:outline-level="2"><text:bookmark-start text:name="__RefHeading___Toc9627_1623153444"/>Tutorial<text:bookmark-end text:name="__RefHeading___Toc9627_1623153444"/></text:h>
      <text:p text:style-name="Standard">Ein eigens für das Spiel komponierter Soundtrack ist erstellt.</text:p>
      <text:h text:style-name="Heading_20_2" text:outline-level="2"><text:bookmark-start text:name="__RefHeading___Toc9629_1623153444"/>Cross Plattform<text:bookmark-end text:name="__RefHeading___Toc9629_1623153444"/></text:h>
      <text:p text:style-name="P21">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Standard">Der Startbildschirm zeigt das Hauptmenü an, wie oben beschrieben.</text:p>
      <text:h text:style-name="Heading_20_2" text:outline-level="2"><text:bookmark-start text:name="__RefHeading___Toc9633_1623153444"/>Verbindungspunkte<text:bookmark-end text:name="__RefHeading___Toc9633_1623153444"/></text:h>
      <text:p text:style-name="Standard">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P21">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Standard">Im Storymodus gibt es einen Levelauswahlbildschirm in Form einer Liste.</text:p>
      <text:h text:style-name="Heading_20_2" text:outline-level="2"><text:bookmark-start text:name="__RefHeading___Toc9639_1623153444"/>Hindernisse<text:bookmark-end text:name="__RefHeading___Toc9639_1623153444"/></text:h>
      <text:p text:style-name="Standard">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P21">Innerhalb eines Levels kann es mehrere, farblich getrennte, Laserstränge, von denen jeder einen eigenen Anfangs- und Endpunkt hat.</text:p>
      <text:h text:style-name="Heading_20_2" text:outline-level="2"><text:bookmark-start text:name="__RefHeading___Toc9643_1623153444"/>Würfelinteraktion<text:bookmark-end text:name="__RefHeading___Toc9643_1623153444"/></text:h>
      <text:p text:style-name="Standard">Innerhalb eines Levels kann es mehrere Würfel geben, die miteinander verbunden werden können.</text:p>
      <text:h text:style-name="Heading_20_2" text:outline-level="2"><text:bookmark-start text:name="__RefHeading___Toc9645_1623153444"/><text:soft-page-break/>Würfeldekoration<text:bookmark-end text:name="__RefHeading___Toc9645_1623153444"/></text:h>
      <text:p text:style-name="Standard">Um die Story zu unterstützen, wird ein Würfel ästhetisch verbessert. Zum Beispiel werden Bäume und Häuser platziert.</text:p>
      <text:h text:style-name="Heading_20_2" text:outline-level="2"><text:bookmark-start text:name="__RefHeading___Toc9647_1623153444"/>Spielmodus Endlos<text:bookmark-end text:name="__RefHeading___Toc9647_1623153444"/></text:h>
      <text:p text:style-name="Standard">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Standard">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Standard">Die Level werden in Klartext in Form von ASCII Bildern gespeichert.</text:p>
      <text:h text:style-name="Heading_20_2" text:outline-level="2"><text:bookmark-start text:name="__RefHeading___Toc9653_1623153444"/>Onlineinteraktion<text:bookmark-end text:name="__RefHeading___Toc9653_1623153444"/></text:h>
      <text:p text:style-name="Standard">Es ist ein weltweites Leaderboard vorhanden.</text:p>
      <text:h text:style-name="Heading_20_2" text:outline-level="2"><text:bookmark-start text:name="__RefHeading___Toc9655_1623153444"/>Zwischenspeichern<text:bookmark-end text:name="__RefHeading___Toc9655_1623153444"/></text:h>
      <text:p text:style-name="Standard">Der Zwischenstand bei einem Level ( Story- oder Endlosmodus )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end text:name="_Toc433016416"/><text:bookmark-end text:name="_Toc226030674"/></text:h>
      <text:p text:style-name="P10">User Stories sind eine Vereinfachung der Use Cases aus dem Bereich der agilen Software Entwicklung. <text:bookmark-start text:name="_Toc159572785"/><text:bookmark-start text:name="_Toc206903227"/></text:p>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Standard">User Story („Als User will ich ...“)</text:p>
          </table:table-cell>
        </table:table-row>
        <table:table-row table:style-name="Tabelle3.2">
          <table:table-cell table:style-name="Tabelle3.A2" office:value-type="string">
            <text:p text:style-name="Standard">Als Spieler möchte ich beim Starten der Anwendung ein Menü vorfinden, in dem ich </text:p>
            <text:list xml:id="list1482649123408107540" text:style-name="WWNum24">
              <text:list-item>
                <text:p text:style-name="P47">Die Kampagne starten kann</text:p>
              </text:list-item>
              <text:list-item>
                <text:p text:style-name="P47">Den Endlosmodus starten kann (Falls vorhanden)</text:p>
              </text:list-item>
              <text:list-item>
                <text:p text:style-name="P47">In das Optionen-Menü kommen kann</text:p>
              </text:list-item>
              <text:list-item>
                <text:p text:style-name="P47">Das zuletzt gespeicherte Spiel fortsetzen kann</text:p>
              </text:list-item>
            </text:list>
          </table:table-cell>
        </table:table-row>
        <table:table-row table:style-name="Tabelle3.2">
          <table:table-cell table:style-name="Tabelle3.A3" office:value-type="string">
            <text:p text:style-name="Standard">Als Spieler möchte ich während des Spielens eine passende Musik vorgespielt bekommen,</text:p>
            <text:p text:style-name="Standard">damit das Spiel atmosphärisch unterstützt wird.</text:p>
          </table:table-cell>
        </table:table-row>
        <table:table-row table:style-name="Tabelle3.2">
          <table:table-cell table:style-name="Tabelle3.A4" office:value-type="string">
            <text:p text:style-name="Standard">Als Spieler möchte ich das Spiel sowohl mit Tastatur, als auch mit Maus komplett steuern können.</text:p>
          </table:table-cell>
        </table:table-row>
        <text:soft-page-break/>
        <table:table-row table:style-name="Tabelle3.2">
          <table:table-cell table:style-name="Tabelle3.A5" office:value-type="string">
            <text:p text:style-name="Standard">Als Spieler möchte ich das Spiel in Englisch spielen.</text:p>
          </table:table-cell>
        </table:table-row>
        <table:table-row table:style-name="Tabelle3.2">
          <table:table-cell table:style-name="Tabelle3.A6" office:value-type="string">
            <text:p text:style-name="Standard">Als neuer Spieler möchte ich zu Beginn ein Tutorial Level spielen können, damit ich die Spielmechaniken lernen kann.</text:p>
          </table:table-cell>
        </table:table-row>
        <table:table-row table:style-name="Tabelle3.2">
          <table:table-cell table:style-name="Tabelle3.A7" office:value-type="string">
            <text:p text:style-name="Standard">Als Spieler möchte ich die Anwendung auf Windows, OS X und Linux laufen lassen können.</text:p>
          </table:table-cell>
        </table:table-row>
        <table:table-row table:style-name="Tabelle3.2">
          <table:table-cell table:style-name="Tabelle3.A8" office:value-type="string">
            <text:p text:style-name="Standard">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Standard">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Standard">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Standard">Als Spieler möchte ich die Verbindungspunkte, die noch keine Laserquelle haben, strichliert unterlegt sehen.</text:p>
          </table:table-cell>
        </table:table-row>
        <table:table-row table:style-name="Tabelle3.2">
          <table:table-cell table:style-name="Tabelle3.A12" office:value-type="string">
            <text:p text:style-name="Standard">Als Spieler möchte ich, dass mir das Lösen eines Rätsel erschwert wird, indem mir diverse Hindernisse meinen Weg versperren.</text:p>
          </table:table-cell>
        </table:table-row>
        <table:table-row table:style-name="Tabelle3.2">
          <table:table-cell table:style-name="Tabelle3.A13" office:value-type="string">
            <text:p text:style-name="Standard">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Standard">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Standard">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Standard">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Standard">Als Spieler möchte ich kein Zeitlimit bei der Lösung der Level haben.<text:bookmark text:name="_Toc433016418"/><text:bookmark text:name="_Toc226030676"/><text:bookmark text:name="_Toc211580427"/><text:bookmark text:name="_Toc211404824"/><text:bookmark text:name="_Toc211391943"/></text:p>
          </table:table-cell>
        </table:table-row>
      </table:table>
      <text:h text:style-name="Heading_20_2" text:outline-level="2"><text:bookmark-start text:name="__RefHeading___Toc9661_1623153444"/><text:soft-page-break/>„<text:span text:style-name="T10">Literarische</text:span>“ Spieler<text:bookmark-end text:name="__RefHeading___Toc9661_1623153444"/></text:h>
      <table:table table:name="Tabelle4" table:style-name="Tabelle4">
        <table:table-column table:style-name="Tabelle4.A"/>
        <table:table-column table:style-name="Tabelle4.B"/>
        <table:table-row table:style-name="Tabelle4.1">
          <table:table-cell table:style-name="Tabelle4.A1" office:value-type="string">
            <text:p text:style-name="Standard">User Story („Als User will ich ...“)</text:p>
          </table:table-cell>
          <table:table-cell table:style-name="Tabelle4.A1" office:value-type="string">
            <text:p text:style-name="P8">Release Version</text:p>
          </table:table-cell>
        </table:table-row>
        <table:table-row table:style-name="Tabelle4.2">
          <table:table-cell table:style-name="Tabelle4.A2" office:value-type="string">
            <text:p text:style-name="Standard">Als Spieler möchte ich bei Beginn jedes Levels der Kampagne einen Ausschnitt einer größeren Story erfahren (z.B. in Form eines Dialoges) damit meine Spielerfahrung spannender wird.</text:p>
          </table:table-cell>
          <table:table-cell table:style-name="Tabelle4.B2" office:value-type="string">
            <text:p text:style-name="P9"/>
          </table:table-cell>
        </table:table-row>
        <table:table-row table:style-name="Tabelle4.2">
          <table:table-cell table:style-name="Tabelle4.A3" office:value-type="string">
            <text:p text:style-name="Standard">Als Spieler möchte ich in der Levelübersicht sehen, welche Level ich bereits gelöst habe und welche ich noch lösen muss.</text:p>
          </table:table-cell>
          <table:table-cell table:style-name="Tabelle4.B3" office:value-type="string">
            <text:p text:style-name="P9"/>
          </table:table-cell>
        </table:table-row>
        <table:table-row table:style-name="Tabelle4.2">
          <table:table-cell table:style-name="Tabelle4.A4" office:value-type="string">
            <text:p text:style-name="Standard">Als Spieler möchte ich vom Menü aus in eine Levelübersicht der Kampagne kommen können, damit ich bereits gespielten Level nochmal lösen kann, bzw. mein Spiel fortsetzen kann.</text:p>
          </table:table-cell>
          <table:table-cell table:style-name="Tabelle4.B4" office:value-type="string">
            <text:p text:style-name="P9"/>
          </table:table-cell>
        </table:table-row>
        <table:table-row table:style-name="Tabelle4.2">
          <table:table-cell table:style-name="Tabelle4.A5" office:value-type="string">
            <text:p text:style-name="Standard">Als Spieler möchte ich nach dem Ende des letzten Levels einen Epilog erleben, der die Story abschließt.</text:p>
          </table:table-cell>
          <table:table-cell table:style-name="Tabelle4.B5" office:value-type="string">
            <text:p text:style-name="P9"/>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column table:style-name="Tabelle5.B"/>
        <table:table-row table:style-name="Tabelle5.1">
          <table:table-cell table:style-name="Tabelle5.A1" office:value-type="string">
            <text:p text:style-name="Standard">User Story („Als User will ich ...“)</text:p>
          </table:table-cell>
          <table:table-cell table:style-name="Tabelle5.A1" office:value-type="string">
            <text:p text:style-name="P8">Release Version</text:p>
          </table:table-cell>
        </table:table-row>
        <table:table-row table:style-name="Tabelle5.2">
          <table:table-cell table:style-name="Tabelle5.A2" office:value-type="string">
            <text:p text:style-name="Standard">Als Gelegenheitsspieler möchte ich einen Spielmodus spielen können, in dem unbegrenzt viele Level zufällig generiert sind und die keine Story haben, damit mir niemals langweilig wird.</text:p>
          </table:table-cell>
          <table:table-cell table:style-name="Tabelle5.B2" office:value-type="string">
            <text:p text:style-name="P9"/>
          </table:table-cell>
        </table:table-row>
        <table:table-row table:style-name="Tabelle5.2">
          <table:table-cell table:style-name="Tabelle5.A3" office:value-type="string">
            <text:p text:style-name="Standard">Als Gelegenheitsspieler möchte ich im Hauptmenü sehen wie viele Level ich bereits im Endlosmodus gelöst habe.</text:p>
          </table:table-cell>
          <table:table-cell table:style-name="Tabelle5.B3" office:value-type="string">
            <text:p text:style-name="P9"/>
          </table:table-cell>
        </table:table-row>
      </table:table>
      <text:h text:style-name="P40" text:outline-level="1"/>
      <text:p text:style-name="P3"/>
      <text:h text:style-name="P42" text:outline-level="1"><text:bookmark-start text:name="__RefHeading___Toc9665_1623153444"/>Schnittstellen<text:bookmark-end text:name="__RefHeading___Toc9665_1623153444"/><text:bookmark-end text:name="_Toc206903227"/><text:bookmark-end text:name="_Toc159572785"/></text:h>
      <text:p text:style-name="Standard"><text:span text:style-name="T5">Schnittstellen zu anderen Systemen inklusive exakter </text:span><text:span text:style-name="T6"><text:s/>Beschreibung der Schnittstellen:</text:span></text:p>
      <text:p text:style-name="P10"/>
      <text:list xml:id="list5587259003476547303" text:style-name="WWNum16">
        <text:list-item>
          <text:p text:style-name="P32">Datenbank-Design</text:p>
        </text:list-item>
        <text:list-item>
          <text:p text:style-name="P32">Funktionen mit allen Parametern</text:p>
        </text:list-item>
      </text:list>
      <text:h text:style-name="Heading_20_1" text:outline-level="1"><text:bookmark-start text:name="_Toc211580430"/><text:bookmark-start text:name="__RefHeading___Toc9667_1623153444"/><text:bookmark-start text:name="_Toc226030679"/><text:s/><text:bookmark-end text:name="_Toc211580430"/><text:bookmark-end text:name="_Toc226030679"/><text:bookmark-start text:name="_Toc433016420"/><text:bookmark-start text:name="_Toc226030680"/>Nicht Funktionale Anforderungen<text:bookmark-end text:name="_Toc433016420"/><text:bookmark-end text:name="_Toc226030680"/> <text:bookmark-end text:name="__RefHeading___Toc9667_1623153444"/></text:h>
      <text:p text:style-name="P10">Hier werden die einzelnen Nicht-Funktionalitäten und inhaltliche Ziele aufgelistet und detailliert beschrieben, wie die Ziele umgesetzt werden. Beinhaltet werden in jedem Fall die Haupt Ziele des Auftrags bzw. des Lastenhefts, möglicherweise noch optionale Ziele, sowie aber auch NICHT Ziele. </text:p>
      <text:p text:style-name="P10"/>
      <text:p text:style-name="P10">Nicht Funktionale Anforderungen sind all jene Dinge, die keine Funktion haben, aber trotzdem zur Umsetzung des Projektes notwendig sind, beziehungsweise gefordert werden, beispielsweise Usability, Design, Dokumentation, Präsentationen, Handbücher, Tests. Bei Eventprojekten jedoch auch alle Arten von Veranstaltungsteilen.</text:p>
      <text:h text:style-name="Heading_20_2" text:outline-level="2"><text:bookmark-start text:name="_Toc226030681"/><text:bookmark-start text:name="__RefHeading___Toc9669_1623153444"/><text:bookmark-start text:name="_Toc433016421"/><text:bookmark-start text:name="_Toc211580432"/>Anwendbarkeit<text:bookmark-end text:name="_Toc226030681"/><text:bookmark-end text:name="__RefHeading___Toc9669_1623153444"/><text:bookmark-end text:name="_Toc433016421"/><text:bookmark-end text:name="_Toc211580432"/></text:h>
      <text:p text:style-name="P10"><text:bookmark-start text:name="_Toc206903221"/>Dies umfasst Themen wie</text:p>
      <text:p text:style-name="P10"/>
      <text:list xml:id="list2578917168160848259" text:style-name="WWNum17">
        <text:list-item>
          <text:p text:style-name="P33">Browserkompatibilität (Am besten ist es, ganz bestimmte Browser-Betriebssystem-Kombinationen zu nennen, auf welchen die Website getestet wird)</text:p>
        </text:list-item>
        <text:list-item>
          <text:p text:style-name="P33">Anzahl Klicks um eine Aufgabe zu erledigen</text:p>
        </text:list-item>
        <text:list-item>
          <text:p text:style-name="P33">Font Größe</text:p>
        </text:list-item>
        <text:list-item>
          <text:p text:style-name="P33">Max. Navigationstiefe</text:p>
        </text:list-item>
        <text:list-item>
          <text:p text:style-name="P33">Behindertengerecht</text:p>
        </text:list-item>
        <text:list-item>
          <text:p text:style-name="P33">Ist ein Test mit Usability Experten vorgesehen?</text:p>
        </text:list-item>
      </text:list>
      <text:p text:style-name="P11"/>
      <text:p text:style-name="P13">Beispiel: </text:p>
      <text:p text:style-name="P13"/>
      <text:p text:style-name="P13">Die gesamte Anwendung ist eine HTML5 Anwendung. Damit werden moderne Browser vorausgesetzt. Folgende Browser und Versionen werden innerhalb des Projektes getestet:</text:p>
      <text:p text:style-name="P13"/>
      <text:list xml:id="list5964269665882497446" text:style-name="WWNum22">
        <text:list-item>
          <text:p text:style-name="P48">Google Chrome, Version 16.0 - 26.0</text:p>
        </text:list-item>
        <text:list-item>
          <text:p text:style-name="P48">Firefox, Version 10.0 – 20.0</text:p>
        </text:list-item>
        <text:list-item>
          <text:p text:style-name="P48">Opera, Version 12.14</text:p>
        </text:list-item>
        <text:list-item>
          <text:p text:style-name="P48">Safari, Version 5.0 - 6.0</text:p>
        </text:list-item>
        <text:list-item>
          <text:p text:style-name="P48">IE, Version 8.0 – 10.0 (IE8 auch unter Windows XP)</text:p>
        </text:list-item>
        <text:list-item>
          <text:p text:style-name="P48">iOS 6 (Safari 6.0)</text:p>
        </text:list-item>
        <text:list-item>
          <text:p text:style-name="P48">Android 4.0.3 bis 4.2.x (Chrome Version 28 for Android)</text:p>
        </text:list-item>
      </text:list>
      <text:h text:style-name="Heading_20_2" text:outline-level="2"><text:bookmark-start text:name="_Toc206903230"/><text:bookmark-start text:name="__RefHeading___Toc9671_1623153444"/><text:bookmark-start text:name="_Toc211580433"/><text:bookmark-start text:name="_Toc226030682"/><text:bookmark-start text:name="_Toc433016422"/><text:bookmark-start text:name="_Toc159572788"/>Zuverlässigkeit<text:bookmark-end text:name="_Toc206903230"/><text:bookmark-end text:name="__RefHeading___Toc9671_1623153444"/><text:bookmark-end text:name="_Toc211580433"/><text:bookmark-end text:name="_Toc226030682"/><text:bookmark-end text:name="_Toc433016422"/><text:bookmark-end text:name="_Toc159572788"/></text:h>
      <text:p text:style-name="P10">Verfügbarkeit, Fehlertoleranz</text:p>
      <text:p text:style-name="P12">Methoden, wie diese Zuverlässigkeit garantiert werden kann</text:p>
      <text:h text:style-name="Heading_20_2" text:outline-level="2"><text:bookmark-start text:name="_Toc206903231"/><text:bookmark-start text:name="__RefHeading___Toc9673_1623153444"/><text:bookmark-start text:name="_Toc211580434"/><text:bookmark-start text:name="_Toc226030683"/><text:bookmark-start text:name="_Toc433016423"/><text:bookmark-start text:name="_Toc159572789"/><text:soft-page-break/>Performanz<text:bookmark-end text:name="_Toc159572789"/> &amp; Last<text:bookmark-end text:name="_Toc206903231"/><text:bookmark-end text:name="__RefHeading___Toc9673_1623153444"/><text:bookmark-end text:name="_Toc211580434"/><text:bookmark-end text:name="_Toc226030683"/><text:bookmark-end text:name="_Toc433016423"/></text:h>
      <text:p text:style-name="P10">Responsezeiten, Anzahl gleichzeitiger User, Ressourcenverbrauch</text:p>
      <text:p text:style-name="P12">Methoden, wie diese Performanz garantiert werden kann</text:p>
      <text:p text:style-name="P12">Zum Beispiel: </text:p>
      <text:p text:style-name="P12"/>
      <text:p text:style-name="P13">Die Gesamtperformanz des Front-Ends wird branchenüblich übergeben, d.h. einfache Benutzerinteraktionen sind innerhalb einer Sekundengrößenordnung (1-60 Sekunden), komplexe Benutzerinteraktionen innerhalb einer Minutengrößenordnung (1-10 Minuten) abzuarbeiten sind.</text:p>
      <text:p text:style-name="P13"/>
      <text:p text:style-name="P13">Das System ist für 1 bis 1.000 Benutzer pro Minute ausgelegt. Falls das System für <text:s/>eine größere Anzahl von Benutzern ausgelegt werden soll, kann auf Wunsch des Kunden oder auf Empfehlung des Auftragnehmers diese Optimierung als optionaler Bestandteil angeboten werden. </text:p>
      <text:p text:style-name="P12"/>
      <text:h text:style-name="Heading_20_2" text:outline-level="2"><text:bookmark-start text:name="_Toc206903232"/><text:bookmark-start text:name="__RefHeading___Toc9675_1623153444"/><text:bookmark-start text:name="_Toc211580435"/><text:bookmark-start text:name="_Toc226030684"/><text:bookmark-start text:name="_Toc433016424"/><text:bookmark-start text:name="_Toc159572790"/>Weitere Qualitätskriterien<text:bookmark-end text:name="_Toc206903232"/><text:bookmark-end text:name="__RefHeading___Toc9675_1623153444"/><text:bookmark-end text:name="_Toc211580435"/><text:bookmark-end text:name="_Toc226030684"/><text:bookmark-end text:name="_Toc433016424"/><text:bookmark-end text:name="_Toc159572790"/></text:h>
      <text:p text:style-name="P10">......................</text:p>
      <text:h text:style-name="Heading_20_2" text:outline-level="2"><text:bookmark-start text:name="_Toc206903233"/><text:bookmark-start text:name="__RefHeading___Toc9677_1623153444"/><text:bookmark-start text:name="_Toc211580436"/><text:bookmark-start text:name="_Toc226030685"/><text:bookmark-start text:name="_Toc433016425"/><text:bookmark-start text:name="_Toc159572791"/>Test-Funktionalitäten<text:bookmark-end text:name="_Toc206903233"/><text:bookmark-end text:name="__RefHeading___Toc9677_1623153444"/><text:bookmark-end text:name="_Toc211580436"/><text:bookmark-end text:name="_Toc226030685"/><text:bookmark-end text:name="_Toc433016425"/><text:bookmark-end text:name="_Toc159572791"/></text:h>
      <text:p text:style-name="P10">Welche Funktionalitäten müssen für einen (automatischen) Test entwickelt werden, zum Beispiel: </text:p>
      <text:p text:style-name="P10"/>
      <text:list xml:id="list5654810524796649337" text:style-name="WWNum18">
        <text:list-item>
          <text:p text:style-name="P34">Testen von Emailversand</text:p>
        </text:list-item>
        <text:list-item>
          <text:p text:style-name="P34">Logging</text:p>
        </text:list-item>
      </text:list>
      <text:p text:style-name="P12"/>
      <text:p text:style-name="P12">Woher kommen die Testdaten?</text:p>
      <text:p text:style-name="P12">Beschreibung der Realisierung der Test-Funktionalitäten</text:p>
      <text:h text:style-name="Heading_20_2" text:outline-level="2"><text:bookmark-start text:name="_Toc206903234"/><text:bookmark-start text:name="__RefHeading___Toc9679_1623153444"/><text:bookmark-start text:name="_Toc211580437"/><text:bookmark-start text:name="_Toc226030686"/><text:bookmark-start text:name="_Toc433016426"/><text:bookmark-start text:name="_Toc159572792"/>Logging<text:bookmark-end text:name="_Toc206903234"/><text:bookmark-end text:name="__RefHeading___Toc9679_1623153444"/><text:bookmark-end text:name="_Toc211580437"/><text:bookmark-end text:name="_Toc226030686"/><text:bookmark-end text:name="_Toc433016426"/><text:bookmark-end text:name="_Toc159572792"/></text:h>
      <text:p text:style-name="P10">Welche Daten müssen protokolliert werden, zum Beispiel: </text:p>
      <text:p text:style-name="P10"><text:s/></text:p>
      <text:list xml:id="list3726111230151275914" text:style-name="WWNum19">
        <text:list-item>
          <text:p text:style-name="P35">Logging von</text:p>
          <text:list>
            <text:list-item>
              <text:p text:style-name="P35">Usereingaben (z.B. POST-Daten)</text:p>
            </text:list-item>
            <text:list-item>
              <text:p text:style-name="P35">Registrierung</text:p>
            </text:list-item>
            <text:list-item>
              <text:p text:style-name="P35">Login</text:p>
            </text:list-item>
            <text:list-item>
              <text:p text:style-name="P35">Bestimmte Datenbank-inserts/updates</text:p>
            </text:list-item>
            <text:list-item>
              <text:p text:style-name="P35">Bestimmte User-Aktionen</text:p>
            </text:list-item>
            <text:list-item>
              <text:p text:style-name="P35">Aufruf von bestimmten Seiten/Funktionen</text:p>
            </text:list-item>
            <text:list-item>
              <text:p text:style-name="P35">Fehlern</text:p>
            </text:list-item>
          </text:list>
        </text:list-item>
        <text:list-item>
          <text:p text:style-name="P35">Ein/Ausschalten von Logging</text:p>
        </text:list-item>
        <text:list-item>
          <text:p text:style-name="P35">Logging in Datei/Datenbank</text:p>
        </text:list-item>
        <text:list-item>
          <text:p text:style-name="P35">Periodisches Löschen von Logeinträgen</text:p>
        </text:list-item>
        <text:list-item>
          <text:p text:style-name="P35">Wie und wo genau wird protokolliert?</text:p>
        </text:list-item>
        <text:list-item>
          <text:p text:style-name="P35">Wie können die protokollierten Daten angesehen werden?</text:p>
        </text:list-item>
      </text:list>
      <text:h text:style-name="Heading_20_2" text:outline-level="2"><text:bookmark-start text:name="_Toc206903225"/><text:bookmark-start text:name="__RefHeading___Toc9681_1623153444"/><text:bookmark-start text:name="_Toc211580438"/><text:bookmark-start text:name="_Toc226030687"/><text:bookmark-start text:name="_Toc433016427"/><text:bookmark-start text:name="_Toc159572784"/><text:soft-page-break/>Statistik<text:bookmark-end text:name="_Toc206903225"/><text:bookmark-end text:name="__RefHeading___Toc9681_1623153444"/><text:bookmark-end text:name="_Toc211580438"/><text:bookmark-end text:name="_Toc226030687"/><text:bookmark-end text:name="_Toc433016427"/><text:bookmark-end text:name="_Toc159572784"/></text:h>
      <text:p text:style-name="P10">Was ist gefordert? </text:p>
      <text:p text:style-name="P10">Anzahl Aufrufe pro Seite, Anzahl Registrierungen/Logins/Bestellungen/Fehler/...</text:p>
      <text:p text:style-name="P12"/>
      <text:p text:style-name="P12">Wie wird die Statistik erstellt, welches Tool wird verwendet? Wo liegen die Daten? Wie werden Statistiken aufgerufen?</text:p>
      <text:h text:style-name="Heading_20_2" text:outline-level="2"><text:bookmark-start text:name="_Toc226030688"/><text:bookmark-start text:name="__RefHeading___Toc9683_1623153444"/><text:bookmark-start text:name="_Toc433016428"/><text:bookmark-start text:name="_Toc211580439"/>Navigationsstruktur<text:bookmark-end text:name="_Toc226030688"/><text:bookmark-end text:name="__RefHeading___Toc9683_1623153444"/><text:bookmark-end text:name="_Toc433016428"/><text:bookmark-end text:name="_Toc211580439"/><text:bookmark-end text:name="_Toc206903221"/></text:h>
      <text:p text:style-name="P10">Welche Navigationsbereiche existieren mit welchen Links, Administrator-Navigation nicht vergessen (z.B. Header, Hauptnavigation, Footer, Admin-Header, Admin-Hauptnavigation, etc.).</text:p>
      <text:p text:style-name="P10"/>
      <text:p text:style-name="P10">Wie sind die verschiedenen Use-Cases/Funktionalitäten miteinander verbunden? Gibt es Bereiche die nicht von überall erreichbar sind.</text:p>
      <text:h text:style-name="Heading_20_2" text:outline-level="2"><text:bookmark-start text:name="_Toc206903222"/><text:bookmark-start text:name="__RefHeading___Toc9685_1623153444"/><text:bookmark-start text:name="_Toc211580440"/><text:bookmark-start text:name="_Toc226030689"/><text:bookmark-start text:name="_Toc433016429"/><text:bookmark-start text:name="_Toc159572777"/>Rechtestruktur<text:bookmark-end text:name="_Toc206903222"/><text:bookmark-end text:name="__RefHeading___Toc9685_1623153444"/><text:bookmark-end text:name="_Toc211580440"/><text:bookmark-end text:name="_Toc226030689"/><text:bookmark-end text:name="_Toc433016429"/><text:bookmark-end text:name="_Toc159572777"/></text:h>
      <text:p text:style-name="P10">Falls eine Registrierung und/oder einen Administratorbereich gibt: Wer ist berechtigt, sich welche Seiten anzusehen, was kann ein/ausgeblendet sein, welche Funktionen erfordern eine bestimmte Benutzergruppe?</text:p>
      <text:p text:style-name="P12"/>
      <text:p text:style-name="P12">Genaue Beschreibung mit detaillierter Tabelle Benutzergruppen zu Seiten/Funktionen.</text:p>
      <text:h text:style-name="Heading_20_2" text:outline-level="2"><text:bookmark-start text:name="_Toc159572778"/><text:bookmark-start text:name="__RefHeading___Toc9687_1623153444"/><text:bookmark-start text:name="_Toc206903223"/><text:bookmark-start text:name="_Toc211580441"/><text:bookmark-start text:name="_Toc226030690"/><text:s/><text:bookmark-start text:name="_Toc433016430"/>Texte<text:bookmark-end text:name="_Toc159572778"/><text:bookmark-end text:name="__RefHeading___Toc9687_1623153444"/><text:bookmark-end text:name="_Toc206903223"/><text:bookmark-end text:name="_Toc211580441"/><text:bookmark-end text:name="_Toc226030690"/><text:bookmark-end text:name="_Toc433016430"/></text:h>
      <text:p text:style-name="Standard"><text:span text:style-name="T5">Wer definiert, schreibt und kontrolliert Texte? Gibt es Mehrsprachigkeit (vorausplanen!) </text:span><text:span text:style-name="T6">Wer liefert wann welche Texte?</text:span><text:span text:style-name="T5"> </text:span><text:span text:style-name="T6">Wo werden Texte gespeichert?</text:span></text:p>
      <text:h text:style-name="Heading_20_2" text:outline-level="2"><text:bookmark-start text:name="_Toc159572779"/><text:bookmark-start text:name="__RefHeading___Toc9689_1623153444"/><text:bookmark-start text:name="_Toc206903224"/><text:bookmark-start text:name="_Toc211580442"/><text:bookmark-start text:name="_Toc226030691"/><text:s/><text:bookmark-start text:name="_Toc433016431"/>Sitemap<text:bookmark-end text:name="_Toc159572779"/><text:bookmark-end text:name="__RefHeading___Toc9689_1623153444"/><text:bookmark-end text:name="_Toc206903224"/><text:bookmark-end text:name="_Toc211580442"/><text:bookmark-end text:name="_Toc226030691"/><text:bookmark-end text:name="_Toc433016431"/></text:h>
      <text:p text:style-name="P12">Alle Seiten müssen in der Sitemap vorhanden sein.</text:p>
      <text:h text:style-name="Heading_20_2" text:outline-level="2"><text:bookmark-start text:name="_Toc159572783"/><text:bookmark-start text:name="__RefHeading___Toc9691_1623153444"/><text:bookmark-start text:name="_Toc206903226"/><text:bookmark-start text:name="_Toc211580443"/><text:bookmark-start text:name="_Toc226030692"/><text:s/><text:bookmark-start text:name="_Toc433016432"/>Design<text:bookmark-end text:name="_Toc159572783"/><text:bookmark-end text:name="__RefHeading___Toc9691_1623153444"/><text:bookmark-end text:name="_Toc206903226"/><text:bookmark-end text:name="_Toc211580443"/><text:bookmark-end text:name="_Toc226030692"/><text:bookmark-end text:name="_Toc433016432"/></text:h>
      <text:p text:style-name="P10">Welche Vorgaben gibt es für das Design? Auch für den Admin Bereich sollte es Designrichtlinien geben. Genaue Screenshots mit Maßangaben.</text:p>
      <text:p text:style-name="P10"/>
      <text:p text:style-name="P10">Eventuell kann das Design in einem eigenem Style Guide definiert werden, siehe Template. </text:p>
      <text:h text:style-name="Heading_20_2" text:outline-level="2"><text:bookmark-start text:name="_Toc226030693"/><text:bookmark-start text:name="__RefHeading___Toc9693_1623153444"/><text:s/><text:bookmark-start text:name="_Toc433016433"/>Serverinfrastruktur bzw. Hosting<text:bookmark-end text:name="_Toc226030693"/><text:bookmark-end text:name="__RefHeading___Toc9693_1623153444"/><text:bookmark-end text:name="_Toc433016433"/></text:h>
      <text:p text:style-name="P10">Beschreibung des Hostings oder der Server Infrastruktur.</text:p>
      <text:h text:style-name="Heading_20_2" text:outline-level="2"><text:bookmark-start text:name="_Toc226030694"/><text:bookmark-start text:name="__RefHeading___Toc9695_1623153444"/><text:s/><text:bookmark-start text:name="_Toc433016434"/>Domains<text:bookmark-end text:name="_Toc226030694"/><text:bookmark-end text:name="__RefHeading___Toc9695_1623153444"/><text:bookmark-end text:name="_Toc433016434"/></text:h>
      <text:p text:style-name="P10">Registrierung von etwaigen Domains</text:p>
      <text:h text:style-name="Heading_20_2" text:outline-level="2"><text:bookmark-start text:name="_Toc226030695"/><text:bookmark-start text:name="__RefHeading___Toc9697_1623153444"/><text:soft-page-break/><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P10">Beschreibung von Lizenzen. Bleibt das Recht am Quellcode beim Urheber (ist stark zu empfehlen – wird das Urheberrecht abgetreten, so ist das meist mit Mehrkosten in der Höhe von 100% verbunden)</text:p>
      <text:h text:style-name="Heading_20_2" text:outline-level="2"><text:bookmark-start text:name="_Toc211580444"/><text:bookmark-start text:name="__RefHeading___Toc9699_1623153444"/><text:bookmark-start text:name="_Toc226030696"/><text:s/><text:bookmark-start text:name="_Toc433016436"/>Präsentation<text:bookmark-end text:name="_Toc211580444"/><text:bookmark-end text:name="__RefHeading___Toc9699_1623153444"/><text:bookmark-end text:name="_Toc226030696"/><text:bookmark-end text:name="_Toc433016436"/></text:h>
      <text:p text:style-name="P10">Lorem Ipsum</text:p>
      <text:p text:style-name="P10">Lorem Ipsum</text:p>
      <text:p text:style-name="Standard"/>
      <text:h text:style-name="P42" text:outline-level="1"><text:bookmark-start text:name="_Toc206903235"/><text:bookmark-start text:name="__RefHeading___Toc9701_1623153444"/><text:bookmark-start text:name="_Toc211580445"/><text:bookmark-start text:name="_Toc226030697"/><text:bookmark-start text:name="_Toc433016437"/><text:bookmark-start text:name="_Toc159572796"/>Architektur<text:bookmark-end text:name="_Toc206903235"/><text:bookmark-end text:name="__RefHeading___Toc9701_1623153444"/><text:bookmark-end text:name="_Toc211580445"/><text:bookmark-end text:name="_Toc226030697"/><text:bookmark-end text:name="_Toc433016437"/><text:bookmark-end text:name="_Toc159572796"/></text:h>
      <text:h text:style-name="Heading_20_2" text:outline-level="2"><text:bookmark-start text:name="_Toc211580446"/><text:bookmark-start text:name="__RefHeading___Toc9703_1623153444"/><text:bookmark-start text:name="_Toc226030698"/><text:bookmark-start text:name="_Toc433016438"/><text:bookmark-start text:name="_Toc159572797"/><text:bookmark-start text:name="_Toc206903236"/>Hardware<text:bookmark-end text:name="_Toc211580446"/><text:bookmark-end text:name="__RefHeading___Toc9703_1623153444"/><text:bookmark-end text:name="_Toc226030698"/><text:bookmark-end text:name="_Toc433016438"/><text:bookmark-end text:name="_Toc206903236"/></text:h>
      <text:p text:style-name="P12">Hardware-Architekturdiagramm mit Schnittstellen und deutlicher Unterscheidung was Teil des Projekts ist und was nicht.</text:p>
      <text:p text:style-name="P12"/>
      <text:p text:style-name="P12">Gibt es Systeme für Entwicklung, Test, Produktiveinsatz. Sind diese unterschiedlich?</text:p>
      <text:p text:style-name="P12">Genaue Angaben, z.B. Rechnernamen, URLs, Versionsnummern, Login-Daten, etc..</text:p>
      <text:p text:style-name="P12"/>
      <text:p text:style-name="P12">Üblicherweise wird eine mehrstufige Architektur verwendet:</text:p>
      <text:p text:style-name="P12"/>
      <text:list xml:id="list4543955016674115426" text:style-name="WWNum23">
        <text:list-item>
          <text:p text:style-name="P49">Entwicklungssystem (nur hier wird entwickelt)</text:p>
        </text:list-item>
        <text:list-item>
          <text:p text:style-name="P49">Testsystem (manchmal auch mehrstufig für interne Tests, Usability Tests mit externen Usern und Kundentests)</text:p>
        </text:list-item>
        <text:list-item>
          <text:p text:style-name="P49">Produktivsystem</text:p>
        </text:list-item>
      </text:list>
      <text:h text:style-name="Heading_20_2" text:outline-level="2"><text:bookmark-start text:name="_Toc206903237"/><text:bookmark-start text:name="__RefHeading___Toc9705_1623153444"/><text:bookmark-start text:name="_Toc211580447"/><text:bookmark-start text:name="_Toc226030699"/><text:bookmark-start text:name="_Toc433016439"/><text:bookmark-end text:name="_Toc159572797"/>Software<text:bookmark-end text:name="_Toc206903237"/><text:bookmark-end text:name="__RefHeading___Toc9705_1623153444"/><text:bookmark-end text:name="_Toc211580447"/><text:bookmark-end text:name="_Toc226030699"/><text:bookmark-end text:name="_Toc433016439"/></text:h>
      <text:p text:style-name="P12">Software-Architekturdiagramm mit Schnittstellen und deutlicher Unterscheidung was Teil des Projekts ist und was nicht.</text:p>
      <text:p text:style-name="P12"/>
      <text:p text:style-name="P12">Objektmodell, Klassendesign</text:p>
      <text:h text:style-name="Heading_20_2" text:outline-level="2"><text:bookmark-start text:name="_Toc206903238"/><text:bookmark-start text:name="__RefHeading___Toc9707_1623153444"/><text:bookmark-start text:name="_Toc211580448"/><text:bookmark-start text:name="_Toc226030700"/><text:bookmark-start text:name="_Toc433016440"/><text:bookmark-start text:name="_Toc159572798"/>Datenhaltung<text:bookmark-end text:name="_Toc206903238"/><text:bookmark-end text:name="__RefHeading___Toc9707_1623153444"/><text:bookmark-end text:name="_Toc211580448"/><text:bookmark-end text:name="_Toc226030700"/><text:bookmark-end text:name="_Toc433016440"/><text:bookmark-end text:name="_Toc159572798"/></text:h>
      <text:p text:style-name="P12">Datenbankdesign. Wo werden welche Daten gespeichert?</text:p>
      <text:p text:style-name="P15"><text:bookmark-start text:name="_Toc206903239"/><text:bookmark-start text:name="_Toc211580449"/></text:p>
      <text:h text:style-name="P42" text:outline-level="1"><text:bookmark-start text:name="_Toc433016441"/><text:bookmark-start text:name="_Toc226030701"/><text:bookmark-start text:name="__RefHeading___Toc9709_1623153444"/>Deployment<text:bookmark-end text:name="_Toc433016441"/><text:bookmark-end text:name="_Toc226030701"/><text:bookmark-end text:name="__RefHeading___Toc9709_1623153444"/><text:bookmark-end text:name="_Toc211580449"/><text:bookmark-end text:name="_Toc206903239"/></text:h>
      <text:p text:style-name="P39">Die Archiv-Datei wird auf unserer Website zum Download zur Verfügung stehen. Die vom Spiel benötigten Dependencies (wie z.B. Python) müssen vom Endnutzer selbst installiert werden. Hierzu gibt es plattformspezifische Anweisungen auf der Website.</text:p>
      <text:h text:style-name="Heading_20_1" text:outline-level="1"><text:bookmark-start text:name="_Toc206903240"/><text:bookmark-start text:name="__RefHeading___Toc9711_1623153444"/><text:bookmark-start text:name="_Toc211580450"/><text:bookmark-start text:name="_Toc226030702"/><text:bookmark-start text:name="_Toc433016442"/><text:bookmark-start text:name="_Toc159572794"/><text:bookmark-start text:name="_Toc159572793"/>Dokumentation<text:bookmark-end text:name="_Toc206903240"/><text:bookmark-end text:name="__RefHeading___Toc9711_1623153444"/><text:bookmark-end text:name="_Toc211580450"/><text:bookmark-end text:name="_Toc226030702"/><text:bookmark-end text:name="_Toc433016442"/><text:bookmark-end text:name="_Toc159572793"/></text:h>
      <text:p text:style-name="P10">Welche Dokumentation wird geliefert, zum Beispiel: </text:p>
      <text:p text:style-name="P10"/>
      <text:list xml:id="list141459867407847" text:continue-list="list3726111230151275914" text:style-name="WWNum19">
        <text:list-item>
          <text:p text:style-name="P35">Installationsanleitungen</text:p>
        </text:list-item>
        <text:list-item>
          <text:p text:style-name="P35">Benutzerhandbuch</text:p>
        </text:list-item>
        <text:list-item>
          <text:p text:style-name="P35">Administratorhandbuch</text:p>
        </text:list-item>
        <text:list-item>
          <text:p text:style-name="P35">Testprotokoll</text:p>
        </text:list-item>
        <text:list-item>
          <text:p text:style-name="P35">Onlinehilfe</text:p>
        </text:list-item>
        <text:list-item>
          <text:p text:style-name="P35">Systembeschreibung</text:p>
        </text:list-item>
        <text:list-item>
          <text:p text:style-name="P35">Schulungsunterlagen</text:p>
        </text:list-item>
      </text:list>
      <text:p text:style-name="P10"/>
      <text:p text:style-name="P10">In welcher Genauigkeit?</text:p>
      <text:p text:style-name="P10"/>
      <text:list xml:id="list6253565854477428057" text:style-name="WWNum20">
        <text:list-item>
          <text:p text:style-name="P36">Inline Kommentar</text:p>
        </text:list-item>
        <text:list-item>
          <text:p text:style-name="P36">Ausführliches Word-Dokument (Eine Angabe von der zu erwartenden Anzahl Seiten des Dokuments weckt keine falschen Erwartungen beim Kunden)</text:p>
        </text:list-item>
      </text:list>
      <text:p text:style-name="P10"/>
      <text:p text:style-name="P10">In welcher Sprache(n)?</text:p>
      <text:p text:style-name="P14"><text:bookmark-start text:name="_Toc206903241"/><text:bookmark-start text:name="_Toc211580451"/></text:p>
      <text:h text:style-name="P42" text:outline-level="1"><text:bookmark-start text:name="_Toc226030703"/><text:bookmark-start text:name="__RefHeading___Toc9713_1623153444"/><text:s/><text:bookmark-start text:name="_Toc433016443"/>Deliverables<text:bookmark-end text:name="_Toc226030703"/><text:bookmark-end text:name="__RefHeading___Toc9713_1623153444"/><text:bookmark-end text:name="_Toc433016443"/><text:bookmark-end text:name="_Toc159572794"/><text:bookmark-end text:name="_Toc211580451"/><text:bookmark-end text:name="_Toc206903241"/></text:h>
      <text:p text:style-name="P39">Am Ende des Projekts liefern wir eine Archiv-Datei (z.B. .zip), in der sich alle Spieldateien befinden. Auf höchster Ebene befindet sich eine auf dem jeweiligen Betriebssystem ausführbare Datei mit der man das Spiel starten kann. Ebenfalss enthalten ist die Dokumentation.</text:p>
      <text:h text:style-name="Heading_20_1" text:outline-level="1"><text:bookmark-start text:name="_Toc211580452"/><text:bookmark-start text:name="__RefHeading___Toc9715_1623153444"/><text:bookmark-start text:name="_Toc226030704"/><text:s/><text:bookmark-start text:name="_Toc433016444"/>Abgrenzungen<text:bookmark-end text:name="_Toc211580452"/><text:bookmark-end text:name="__RefHeading___Toc9715_1623153444"/><text:bookmark-end text:name="_Toc226030704"/><text:bookmark-end text:name="_Toc433016444"/></text:h>
      <text:p text:style-name="P25">Folgende Funktionialitäten werden kein Bestandteil des Projektes</text:p>
      <text:list xml:id="list6801546934563948529" text:style-name="L1">
        <text:list-item>
          <text:p text:style-name="P38">Co-op Multiplayer</text:p>
        </text:list-item>
        <text:list-item>
          <text:p text:style-name="P38">Zeitlimits</text:p>
        </text:list-item>
        <text:list-item>
          <text:p text:style-name="P38">Globale Highscores basierend auf Lösungszeit</text:p>
        </text:list-item>
        <text:list-item>
          <text:p text:style-name="P38">Gamepad Support</text:p>
        </text:list-item>
        <text:list-item>
          <text:p text:style-name="P38">Mehrere Sprachen</text:p>
        </text:list-item>
        <text:list-item>
          <text:p text:style-name="P38">Mobile Support</text:p>
        </text:list-item>
      </text:list>
      <text:p text:style-name="P16"/>
      <text:p text:style-name="P7"><text:span text:style-name="T8">Da wir Scrum verwenden werden auch alle Wasserfall-Dokumente wegfallen.</text:span><text:span text:style-name="T5"> </text:span><text:bookmark text:name="_Toc206903242"/><text:bookmark text:name="_Toc159572795"/></text:p>
      <text:p text:style-name="Standard"/>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4"><draw:image xlink:href="Pictures/10000000000000EB0000008DB7453C34886B810B.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9"><draw:text-box><text:p text:style-name="MP3">Projektmanagement</text:p></draw:text-box></draw:frame><draw:frame draw:style-name="Mfr3" draw:name="Image2" text:anchor-type="char" svg:x="8.072cm" svg:y="-0.012cm" svg:width="0.212cm" svg:height="0.889cm" draw:z-index="44"><draw:image xlink:href="Pictures/100000000000000A0000002AAC317E7889DB2815.png" xlink:type="simple" xlink:show="embed" xlink:actuate="onLoad"/><svg:desc>Macintosh HD:Users:martinmair:Desktop:screen-capture.png</svg:desc></draw:frame><draw:frame draw:style-name="Mfr4" draw:name="Frame4" text:anchor-type="char" svg:x="1.683cm" svg:y="0.108cm" svg:width="6.361cm" svg:height="0.984cm" draw:z-index="59"><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74"><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89"><draw:text-box><text:p text:style-name="MP6"><text:span text:style-name="MT2">Seite </text:span><text:span text:style-name="page_20_number"><text:span text:style-name="MT4"><text:page-number text:select-page="current">13</text:page-number></text:span></text:span><text:span text:style-name="page_20_number"><text:span text:style-name="MT4">/</text:span></text:span><text:span text:style-name="page_20_number"><text:span text:style-name="MT4"><text:page-count>15</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11</meta:editing-cycles>
    <meta:print-date>2013-09-01T12:26:00</meta:print-date>
    <meta:creation-date>2015-10-19T08:41:00</meta:creation-date>
    <dc:date>2015-11-02T14:14:58.182086304</dc:date>
    <meta:editing-duration>PT22M34S</meta:editing-duration>
    <meta:generator>LibreOffice/5.0.2.2$Linux_X86_64 LibreOffice_project/00m0$Build-2</meta:generator>
    <meta:document-statistic meta:table-count="5" meta:image-count="2" meta:object-count="0" meta:page-count="15" meta:paragraph-count="329" meta:word-count="2437" meta:character-count="17118" meta:non-whitespace-character-count="15074"/>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